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angal1" svg:font-family="Mangal"/>
    <style:font-face style:name="Liberation Serif" svg:font-family="'Liberation Serif'" style:font-family-generic="roman" style:font-pitch="variable"/>
    <style:font-face style:name="Segoe Print" svg:font-family="'Segoe Prin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f952" officeooo:paragraph-rsid="000ff952"/>
    </style:style>
    <style:style style:name="P2" style:family="paragraph" style:parent-style-name="Standard">
      <style:text-properties officeooo:rsid="001209ea" officeooo:paragraph-rsid="001209ea"/>
    </style:style>
    <style:style style:name="P3" style:family="paragraph" style:parent-style-name="Standard">
      <style:text-properties officeooo:rsid="00135ffc" officeooo:paragraph-rsid="00135ffc"/>
    </style:style>
    <style:style style:name="P4" style:family="paragraph" style:parent-style-name="Standard">
      <style:text-properties officeooo:rsid="00135ffc" officeooo:paragraph-rsid="00135ffc"/>
    </style:style>
    <style:style style:name="P5" style:family="paragraph" style:parent-style-name="Standard">
      <style:text-properties officeooo:rsid="0013cd05" officeooo:paragraph-rsid="0013cd05"/>
    </style:style>
    <style:style style:name="P6" style:family="paragraph" style:parent-style-name="Standard">
      <style:text-properties officeooo:paragraph-rsid="0013cd05"/>
    </style:style>
    <style:style style:name="P7" style:family="paragraph" style:parent-style-name="Standard">
      <style:text-properties fo:font-weight="bold" officeooo:rsid="0013cd05" officeooo:paragraph-rsid="0013cd05" style:font-weight-asian="bold" style:font-weight-complex="bold"/>
    </style:style>
    <style:style style:name="P8" style:family="paragraph" style:parent-style-name="Standard">
      <style:paragraph-properties fo:text-align="center" style:justify-single-word="false"/>
      <style:text-properties fo:font-weight="bold" officeooo:rsid="001209ea" officeooo:paragraph-rsid="001209ea" style:font-weight-asian="bold" style:font-weight-complex="bold"/>
    </style:style>
    <style:style style:name="P9" style:family="paragraph" style:parent-style-name="Standard">
      <style:paragraph-properties fo:text-align="center" style:justify-single-word="false"/>
      <style:text-properties fo:font-weight="bold" officeooo:rsid="000ff952" officeooo:paragraph-rsid="000ff952" style:font-weight-asian="bold" style:font-weight-complex="bold"/>
    </style:style>
    <style:style style:name="P10" style:family="paragraph" style:parent-style-name="Standard">
      <style:text-properties fo:font-weight="bold" officeooo:rsid="00150a7f" officeooo:paragraph-rsid="00150a7f" style:font-weight-asian="bold" style:font-weight-complex="bold"/>
    </style:style>
    <style:style style:name="P11" style:family="paragraph" style:parent-style-name="Standard">
      <style:text-properties fo:font-weight="bold" officeooo:rsid="00166f5d" officeooo:paragraph-rsid="00166f5d" style:font-weight-asian="bold" style:font-weight-complex="bold"/>
    </style:style>
    <style:style style:name="P12" style:family="paragraph" style:parent-style-name="Standard">
      <style:paragraph-properties fo:text-align="center" style:justify-single-word="false"/>
      <style:text-properties fo:font-weight="bold" officeooo:rsid="001763fc" officeooo:paragraph-rsid="001763fc" style:font-weight-asian="bold" style:font-weight-complex="bold"/>
    </style:style>
    <style:style style:name="P13" style:family="paragraph" style:parent-style-name="Standard">
      <style:paragraph-properties fo:text-align="center" style:justify-single-word="false"/>
      <style:text-properties fo:font-weight="bold" officeooo:rsid="001a9690" officeooo:paragraph-rsid="001a9690" style:font-weight-asian="bold" style:font-weight-complex="bold"/>
    </style:style>
    <style:style style:name="P14" style:family="paragraph" style:parent-style-name="Standard">
      <style:text-properties officeooo:rsid="00150a7f" officeooo:paragraph-rsid="00150a7f"/>
    </style:style>
    <style:style style:name="P15" style:family="paragraph" style:parent-style-name="Standard">
      <style:text-properties officeooo:rsid="00150a7f" officeooo:paragraph-rsid="00164e7b"/>
    </style:style>
    <style:style style:name="P16" style:family="paragraph" style:parent-style-name="Standard">
      <style:text-properties fo:font-weight="normal" officeooo:rsid="00166f5d" officeooo:paragraph-rsid="00166f5d" style:font-weight-asian="normal" style:font-weight-complex="normal"/>
    </style:style>
    <style:style style:name="P17" style:family="paragraph" style:parent-style-name="Standard">
      <style:paragraph-properties fo:text-align="center" style:justify-single-word="false"/>
      <style:text-properties fo:font-weight="normal" officeooo:rsid="001763fc" officeooo:paragraph-rsid="001763fc" style:font-weight-asian="normal" style:font-weight-complex="normal"/>
    </style:style>
    <style:style style:name="P18" style:family="paragraph" style:parent-style-name="Standard">
      <style:paragraph-properties fo:text-align="start" style:justify-single-word="false"/>
      <style:text-properties fo:font-weight="normal" officeooo:rsid="001919a6" officeooo:paragraph-rsid="001919a6" style:font-weight-asian="normal" style:font-weight-complex="normal"/>
    </style:style>
    <style:style style:name="P19" style:family="paragraph" style:parent-style-name="Standard">
      <style:paragraph-properties fo:text-align="start" style:justify-single-word="false"/>
      <style:text-properties fo:font-weight="normal" officeooo:rsid="001919a6" officeooo:paragraph-rsid="001a9690" style:font-weight-asian="normal" style:font-weight-complex="normal"/>
    </style:style>
    <style:style style:name="P20" style:family="paragraph" style:parent-style-name="Standard">
      <style:paragraph-properties fo:text-align="start" style:justify-single-word="false"/>
      <style:text-properties fo:font-weight="normal" officeooo:rsid="001a9690" officeooo:paragraph-rsid="001a9690" style:font-weight-asian="normal" style:font-weight-complex="normal"/>
    </style:style>
    <style:style style:name="P21" style:family="paragraph" style:parent-style-name="Standard">
      <style:paragraph-properties fo:text-align="start" style:justify-single-word="false"/>
      <style:text-properties fo:font-weight="normal" officeooo:rsid="001c6a2d" officeooo:paragraph-rsid="001c6a2d" style:font-weight-asian="normal" style:font-weight-complex="normal"/>
    </style:style>
    <style:style style:name="P22" style:family="paragraph" style:parent-style-name="Standard">
      <style:text-properties officeooo:rsid="001919a6" officeooo:paragraph-rsid="001919a6"/>
    </style:style>
    <style:style style:name="P23" style:family="paragraph" style:parent-style-name="Standard">
      <style:text-properties officeooo:rsid="001a9690" officeooo:paragraph-rsid="001a9690"/>
    </style:style>
    <style:style style:name="P24" style:family="paragraph" style:parent-style-name="Standard">
      <style:paragraph-properties fo:text-align="start" style:justify-single-word="false"/>
      <style:text-properties officeooo:paragraph-rsid="001c6a2d"/>
    </style:style>
    <style:style style:name="T1" style:family="text">
      <style:text-properties officeooo:rsid="0010577b"/>
    </style:style>
    <style:style style:name="T2" style:family="text">
      <style:text-properties officeooo:rsid="001209ea"/>
    </style:style>
    <style:style style:name="T3" style:family="text">
      <style:text-properties officeooo:rsid="0013cd05"/>
    </style:style>
    <style:style style:name="T4" style:family="text">
      <style:text-properties fo:font-variant="normal" fo:text-transform="none" fo:color="#000000" style:text-line-through-style="none" style:text-line-through-type="none" style:font-name="Arial" fo:font-size="11.25pt" fo:letter-spacing="normal" fo:font-style="normal" style:text-underline-style="none" fo:font-weight="normal" style:text-blinking="false"/>
    </style:style>
    <style:style style:name="T5" style:family="text">
      <style:text-properties fo:font-weight="normal" officeooo:rsid="001c6a2d" style:font-weight-asian="normal" style:font-weight-complex="normal"/>
    </style:style>
    <style:style style:name="T6" style:family="text">
      <style:text-properties officeooo:rsid="00150a7f"/>
    </style:style>
    <style:style style:name="T7" style:family="text">
      <style:text-properties officeooo:rsid="00164e7b"/>
    </style:style>
    <style:style style:name="T8" style:family="text">
      <style:text-properties officeooo:rsid="001a9690"/>
    </style:style>
    <style:style style:name="T9" style:family="text">
      <style:text-properties style:font-name="Segoe Print" fo:font-size="11pt" style:font-size-asian="11pt"/>
    </style:style>
    <style:style style:name="T10" style:family="text">
      <style:text-properties style:font-name="Segoe Print" fo:font-size="11pt" fo:font-weight="normal" officeooo:rsid="001c6a2d" style:font-size-asian="11pt"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čníkový projekt</text:p>
      <text:p text:style-name="P1"/>
      <text:p text:style-name="P9">Počítání DML na Q6 pomocí metody typu monte carlo.</text:p>
      <text:p text:style-name="P1"/>
      <text:p text:style-name="P1">Zadání: Napsat rozšiřující funkci v jazyce C++ pro její užití v jazyce R, která počítá dml na Q6. Použít metodu typu monte carlo.</text:p>
      <text:p text:style-name="P1"/>
      <text:p text:style-name="P9">Uživatelská část:</text:p>
      <text:p text:style-name="P1"/>
      <text:p text:style-name="P1">Je potřeba mít nainstalovaný jazyk R. Doporučuji ještě mít nástroj RStudio, který dává uživatelské rozhraní. Je potřeba si doinstalovat balíček Rcpp (příkaz install.packages(„rcpp“)), který dává funkci sourceCpp(„adresa c++ souboru“).</text:p>
      <text:p text:style-name="P1"/>
      <text:p text:style-name="P1">C++ soubor vzešlý z projektu se jmenuje dmlCounter.cpp</text:p>
      <text:p text:style-name="P1"/>
      <text:p text:style-name="P1">Z dmlCounter.cpp se exportuje <text:span text:style-name="T2">pomocí příkazu sourceCpp</text:span> pro R funkce count_dml(). <text:span text:style-name="T1">Funkce obsahuje nekonečnou smyčku a je možné ji zastavit uživatelským přerušením z prostředí R. Po přerušení se dopočítá právě probíhající iterace smyčky a vyskočí se ze smyčky a vydá se výsledek.</text:span></text:p>
      <text:p text:style-name="P1"/>
      <text:p text:style-name="P2">Výsledkem jsou dvě čísla, první je počet nalezených dml a druhým číslem je počet provedených iterací.</text:p>
      <text:p text:style-name="P2"/>
      <text:p text:style-name="P2">Nalezená dml se ukládají do souboru Founded_DML.txt</text:p>
      <text:p text:style-name="P2"/>
      <text:p text:style-name="P8">Technická část:</text:p>
      <text:p text:style-name="P2"/>
      <text:p text:style-name="P3">Algoritmus hledající dml funguje následovně: Ohodnotí se náhodnými čísly v rozsahu 0-63 dvacet specifických vrcholů Q6, pro které platí, že pomocí jejich ohodnocení se dá dopočítat ohodnocení zbylých vrcholů.</text:p>
      <text:p text:style-name="P3"/>
      <text:p text:style-name="P3">Vrcholy, které jsou vybrané pro počáteční ohodnocení tvoří bázi prostoru diferenčních vektorů. Konkrétně je vybrána báze označován<text:span text:style-name="T3">a</text:span> jako A6.</text:p>
      <text:p text:style-name="P5"/>
      <text:p text:style-name="P5">Program se dá rozdělit do tří částí:</text:p>
      <text:p text:style-name="P5">1) Generátor pseudonáhodných čísel</text:p>
      <text:p text:style-name="P5">2) Výpočet ohodnocení Q6</text:p>
      <text:p text:style-name="P5">3) Rozhraní</text:p>
      <text:p text:style-name="P3"/>
      <text:p text:style-name="P7">Generátor pseudonáhodných čísel</text:p>
      <text:p text:style-name="P5"/>
      <text:p text:style-name="P6"><text:span text:style-name="T3">Použit je generátor MRG32k3a (viz </text:span><text:a xlink:type="simple" xlink:href="http://www.iro.umontreal.ca/~lecuyer/myftp/papers/combmrg2.c" office:target-frame-name="_blank" xlink:show="new" text:style-name="Internet_20_link" text:visited-style-name="Visited_20_Internet_20_Link"><text:span text:style-name="T4">http://www.iro.umontreal.ca/~lecuyer/myftp/papers/combmrg2.c</text:span></text:a> <text:span text:style-name="T3">). Oproti zbylým dvou je o něco rychlejší (méně instrukcí).</text:span></text:p>
      <text:p text:style-name="P5">Výsledky profilingu ukázali, že se jedná o nejvytíženější část při hledání dml. Je to pravděpodobně způsobeno tím, že ořezávání výpočtu v části 2) je velmi časté z důvodu duplicitních hodnot nebo vybočení z intervalu. <text:span text:style-name="T6">Přenesení vytíženosti (aspoň nějaké) by mohlo být uskutečněno pomocí generování náhodných variací bez opakování místo variací s opakováním (pokud by byl efektivní generátor).</text:span></text:p>
      <text:p text:style-name="P5"/>
      <text:p text:style-name="P5"/>
      <text:p text:style-name="P5"/>
      <text:p text:style-name="P5"/>
      <text:p text:style-name="P10"><text:soft-page-break/>Výpočet ohodnocení Q6</text:p>
      <text:p text:style-name="P14"/>
      <text:p text:style-name="P14">Výpočet je zadrátovaný pro bázi A6, tedy při přechodu k jiné části, se tahle část musí prakticky celá přepsat.</text:p>
      <text:p text:style-name="P14"/>
      <text:p text:style-name="P15">Jelikož 20 vrchol je ohodnoceno náhodnými čísly a 32 vrcholů se dá určit na základě komplementarity, je otázkou, jak se získá ohodnocení zbylých 12 vrcholů. <text:span text:style-name="T7">Ideální by bylo, pokud by šlo tyto ohodnocení získat pomocí nezávislých lineárních rovnic (tedy situace, kdy daný vrchol má souseda, pro nějž je jediným neohodnoceným vrcholem). </text:span>Báze A6 má tu<text:span text:style-name="T7">to vlastnost a tím pádem je vhodná pro co nejrychlejší</text:span> výpočet.</text:p>
      <text:p text:style-name="P15"/>
      <text:p text:style-name="P22">Každý vrchol má mít různé ohodnocení, v rozsahu 0-63 a takové, <text:span text:style-name="T8">že ohodnocení na sousedech je rovno 189 (magická konstanta pro Q6). Pro vrcholy ohodnocené pomocí náhody se musí ohlídat pouze rozdílnost. Pro ohodnocení získané řešením rovnice se navíc kromě rozdílnosti musí ohlídat rozsah. Pro komplementární vrcholy se musí ohlídat jen rozdílnost, to díky tomu, že k nim komplementární ohodnocený vrchol splňuje díky ošetřením, že je v požadovaném rozsahu.</text:span></text:p>
      <text:p text:style-name="P22"/>
      <text:p text:style-name="P23">Pokud místo náhodného ohodnocení podstrčíme dml (stačí na vrcholech báze, zbytek je určen jednoznačně), tak testy projdou. My bychom ale především chtěli vědět, že když texty projdou, tak se jedná o dml. To plyne z volby výpočtu. Z teorie máme, že získaná ohodnocení automaticky splňují součtové podmínky, a tak nám stačí pouze si ohlídat, že se jedná o různá ohodnocení v požadovaném rozsahu. </text:p>
      <text:p text:style-name="P15"/>
      <text:p text:style-name="P11">Rozhraní</text:p>
      <text:p text:style-name="P11"/>
      <text:p text:style-name="P16">Zde se volá inicializace generátoru pseudonáhodných čísel a volá se v nekonečné smyčce výpočet ohodnocení Q6. V případě, že se najde dml, tak se příslušné ohodnocení uloží do souboru <text:span text:style-name="T2">Founded_DML.txt. </text:span>Ze smyčky se vyskakuje tak, že se hlídá, zda uživatel nezadal přerušení.</text:p>
      <text:p text:style-name="P16"/>
      <text:p text:style-name="P12">Možná pokračování</text:p>
      <text:p text:style-name="P17"/>
      <text:p text:style-name="P18">Jak už bylo předestřeno. Jednou oblastí, kde je možné program vylepšit, je generování pseudonáhodných čísel. Na generátor je kladeno hned několik požadavků, a to aby generoval dostatečně náhodná čísla, dokázal je vygenerovat rychle a měl dostatečně dlouhou periodu.</text:p>
      <text:p text:style-name="P18"/>
      <text:p text:style-name="P19">Výpočetní část má dva různé směry, kam se může rozvinout. </text:p>
      <text:p text:style-name="P19"><text:tab/>Prvním směrem je rozšíření na paralelní běh (respektive vícevláknový), což by přivedlo další urychlení výpočtu.</text:p>
      <text:p text:style-name="P19"><text:tab/>Druhým směrem je vlastně zpomalení výpočtu přidáním příkazů pro statistické účely (například, kam až se ohodnocování dostalo). <text:span text:style-name="T8">Zde by se mohlo rozšířit i část patřící rozhraní i příslušný výstup do R.</text:span></text:p>
      <text:p text:style-name="P19"/>
      <text:p text:style-name="P13">Testy funkčnosti</text:p>
      <text:p text:style-name="P20"/>
      <text:p text:style-name="P20">Program byl otestován na několika známých dml Q6 a některých jejich automorfizmech. Testovaná dml prošli úspěšně. Zároveň se tím ověřilo i, že ohodnocení je jednoznačně určené ohodnocením báze A6.</text:p>
      <text:p text:style-name="P20"/>
      <text:p text:style-name="P20">Kromě toho bylo testováno, zda se opravdu zachovávají součtové podmínky (ostatní testy na rozdílnost a rozsah byli vyjmuty). Testy o cca 300 000 000 iterací s náhodnými ohodnoceními vždy proběhly bez problémů a tedy můžeme soudit, že součtové podmínky pro získaná ohodnocení skutečně platí.</text:p>
      <text:p text:style-name="P24"><text:soft-page-break/><text:span text:style-name="T5">Posledními testy bylo hledání dml. Žel v tomto směru žádný test zatím neobjevil žádné dml. Nejdelší puštěný test běžel 60 hodin procesorového času a proběhlo 262 303 337 119 iterací. Odhady ukazují, že při tomto iterací by se již nějaké dml objevit mohlo. </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Mangal1" svg:font-family="Mangal"/>
    <style:font-face style:name="Liberation Serif" svg:font-family="'Liberation Serif'" style:font-family-generic="roman" style:font-pitch="variable"/>
    <style:font-face style:name="Segoe Print" svg:font-family="'Segoe Prin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13:38:13.299000000</meta:creation-date>
    <dc:date>2015-05-15T13:38:37.731000000</dc:date>
    <meta:editing-duration>PT34M50S</meta:editing-duration>
    <meta:editing-cycles>5</meta:editing-cycles>
    <meta:generator>LibreOffice/4.3.5.2$Windows_x86 LibreOffice_project/3a87456aaa6a95c63eea1c1b3201acedf0751bd5</meta:generator>
    <meta:document-statistic meta:table-count="0" meta:image-count="0" meta:object-count="0" meta:page-count="3" meta:paragraph-count="35" meta:word-count="757" meta:character-count="5058" meta:non-whitespace-character-count="4331"/>
  </office:meta>
</office:document-meta>
</file>